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ngraph package</text:p>
      <text:p text:style-name="Text_20_body">ngraph</text:p>
      <text:h text:style-name="Heading_20_1" text:outline-level="1">Submodules</text:h>
      <text:h text:style-name="Heading_20_1" text:outline-level="1">ngraph.exceptions module</text:h>
      <text:p text:style-name="First_20_paragraph">ngraph.exceptions</text:p>
      <text:h text:style-name="Heading_20_1" text:outline-level="1">ngraph.ops module</text:h>
      <text:p text:style-name="First_20_paragraph">ngraph.ops</text:p>
      <text:h text:style-name="Heading_20_1" text:outline-level="1">ngraph.runtime module</text:h>
      <text:p text:style-name="First_20_paragraph">ngraph.run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graph package</dc:title>
  </office:meta>
</office:document-meta>
</file>